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ce9178" style:font-name="Droid Sans Mono" fo:font-size="10.5pt" fo:font-weight="normal" fo:background-color="#1e1e1e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P2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style:font-name-asian="Times New Roman1" style:font-size-asian="10pt" style:font-weight-asian="bold" style:font-name-complex="Times New Roman1" style:font-size-complex="10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28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bcda7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paragraph-rsid="0014fe6d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rsid="002125fc" officeooo:paragraph-rsid="002125fc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8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00808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9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0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00808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officeooo:paragraph-rsid="003f6e4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officeooo:paragraph-rsid="003ed026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1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officeooo:paragraph-rsid="00328a42" fo:background-color="#ffffff" style:font-name-asian="Times New Roman1" style:font-size-asian="10pt" style:font-weight-asian="bold" style:font-name-complex="Times New Roman1" style:font-size-complex="10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55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80" style:font-name="Consolas" fo:font-size="9pt" fo:letter-spacing="normal" fo:font-style="normal" fo:font-weight="normal" officeooo:paragraph-rsid="003f6e4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6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8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9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2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officeooo:paragraph-rsid="0041b2e8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officeooo:rsid="00344734" style:font-name-asian="Times New Roman1" style:font-size-asian="14pt" style:font-name-complex="Times New Roman1" style:font-size-complex="14pt"/>
    </style:style>
    <style:style style:name="T5" style:family="text">
      <style:text-properties fo:color="#1155cc" style:font-name="Times New Roman" fo:font-size="14pt" style:text-underline-style="solid" style:text-underline-width="auto" style:text-underline-color="font-color" officeooo:rsid="00370133" style:font-name-asian="Times New Roman1" style:font-size-asian="14pt" style:font-name-complex="Times New Roman1" style:font-size-complex="14pt"/>
    </style:style>
    <style:style style:name="T6" style:family="text">
      <style:text-properties fo:color="#1155cc" style:font-name="Times New Roman" fo:font-size="14pt" style:text-underline-style="solid" style:text-underline-type="double" style:text-underline-width="auto" style:text-underline-color="font-color" officeooo:rsid="00370133" style:font-name-asian="Times New Roman1" style:font-size-asian="14pt" style:font-name-complex="Times New Roman1" style:font-size-complex="14pt"/>
    </style:style>
    <style:style style:name="T7" style:family="text">
      <style:text-properties fo:color="#008000"/>
    </style:style>
    <style:style style:name="T8" style:family="text">
      <style:text-properties fo:color="#008000" style:font-name="Consolas" fo:font-size="9pt" fo:font-style="normal" fo:font-weight="normal"/>
    </style:style>
    <style:style style:name="T9" style:family="text">
      <style:text-properties fo:color="#008000" style:font-name="Consolas" fo:font-size="9pt" fo:font-style="normal" fo:font-weight="normal" style:font-name-asian="Times New Roman1" style:font-size-asian="10pt" style:font-weight-asian="bold" style:font-name-complex="Times New Roman1" style:font-size-complex="10pt" style:font-weight-complex="bold"/>
    </style:style>
    <style:style style:name="T10" style:family="text">
      <style:text-properties fo:color="#000080" style:font-name="Consolas" fo:font-size="9pt" fo:font-style="normal" fo:font-weight="normal"/>
    </style:style>
    <style:style style:name="T11" style:family="text">
      <style:text-properties fo:color="#008080"/>
    </style:style>
    <style:style style:name="T12" style:family="text">
      <style:text-properties fo:color="#008080" style:font-name="Consolas" fo:font-size="9pt" fo:font-style="normal" fo:font-weight="normal"/>
    </style:style>
    <style:style style:name="T13" style:family="text">
      <style:text-properties fo:color="#0000ff"/>
    </style:style>
    <style:style style:name="T14" style:family="text">
      <style:text-properties fo:color="#0000ff" style:font-name="Consolas" fo:font-size="9pt" fo:font-style="normal" fo:font-weight="normal"/>
    </style:style>
    <style:style style:name="T15" style:family="text">
      <style:text-properties officeooo:rsid="0014fe6d"/>
    </style:style>
    <style:style style:name="T16" style:family="text">
      <style:text-properties officeooo:rsid="00177b81"/>
    </style:style>
    <style:style style:name="T17" style:family="text">
      <style:text-properties officeooo:rsid="00190ebb"/>
    </style:style>
    <style:style style:name="T18" style:family="text">
      <style:text-properties officeooo:rsid="001bcda7"/>
    </style:style>
    <style:style style:name="T19" style:family="text">
      <style:text-properties officeooo:rsid="0020b146"/>
    </style:style>
    <style:style style:name="T20" style:family="text">
      <style:text-properties officeooo:rsid="002125fc"/>
    </style:style>
    <style:style style:name="T21" style:family="text">
      <style:text-properties style:font-name="Consolas" fo:font-size="9pt" fo:font-style="normal" fo:font-weight="normal"/>
    </style:style>
    <style:style style:name="T22" style:family="text">
      <style:text-properties fo:color="#0000dd"/>
    </style:style>
    <style:style style:name="T23" style:family="text">
      <style:text-properties fo:color="#0000dd" style:font-name="Consolas" fo:font-size="9pt" fo:font-style="normal" fo:font-weight="normal"/>
    </style:style>
    <style:style style:name="T24" style:family="text">
      <style:text-properties fo:color="#007788"/>
    </style:style>
    <style:style style:name="T25" style:family="text">
      <style:text-properties fo:color="#007788" style:font-name="Consolas" fo:font-size="9pt" fo:font-style="normal" fo:font-weight="normal"/>
    </style:style>
    <style:style style:name="T26" style:family="text">
      <style:text-properties fo:color="#ff0000" style:font-name="Consolas" fo:font-size="9pt" fo:font-style="normal" fo:font-weight="normal"/>
    </style:style>
    <style:style style:name="T27" style:family="text">
      <style:text-properties officeooo:rsid="0024b515"/>
    </style:style>
    <style:style style:name="T28" style:family="text">
      <style:text-properties fo:color="#000040" style:font-name="Consolas" fo:font-size="9pt" fo:font-style="normal" fo:font-weight="normal"/>
    </style:style>
    <style:style style:name="T29" style:family="text">
      <style:text-properties officeooo:rsid="00268c1f"/>
    </style:style>
    <style:style style:name="T30" style:family="text">
      <style:text-properties officeooo:rsid="00359274"/>
    </style:style>
    <style:style style:name="T31" style:family="text">
      <style:text-properties officeooo:rsid="00375a08"/>
    </style:style>
    <style:style style:name="T32" style:family="text">
      <style:text-properties fo:color="#666666" style:font-name="Consolas" fo:font-size="9pt" fo:font-style="normal" fo:font-weight="normal"/>
    </style:style>
    <style:style style:name="T33" style:family="text">
      <style:text-properties fo:color="#800080" style:font-name="Consolas" fo:font-size="9pt" fo:font-style="normal" fo:font-weight="normal"/>
    </style:style>
    <style:style style:name="T34" style:family="text">
      <style:text-properties officeooo:rsid="0040af65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6"><text:s/></text:p>
      <text:p text:style-name="P6"><text:s/></text:p>
      <text:p text:style-name="P6"><text:s/></text:p>
      <text:p text:style-name="P6"><text:s/></text:p>
      <text:p text:style-name="P8">Лабораторная работа № <text:span text:style-name="T30">2</text:span></text:p>
      <text:p text:style-name="P9">Тема: Операторы, литералы</text:p>
      <text:p text:style-name="P6"/>
      <text:p text:style-name="P10"><text:s/></text:p>
      <text:p text:style-name="P10"><text:s/></text:p>
      <text:p text:style-name="P6"><text:s/></text:p>
      <text:p text:style-name="P12"><text:tab/><text:tab/><text:tab/><text:tab/><text:tab/><text:tab/><text:tab/>Студент: <text:span text:style-name="T15">Кудинов Сергей</text:span> </text:p>
      <text:p text:style-name="P12"><text:tab/><text:tab/><text:tab/><text:tab/><text:tab/><text:tab/><text:tab/>Преподаватель: Журавлев А.А.</text:p>
      <text:p text:style-name="P12"><text:tab/><text:tab/><text:tab/><text:tab/><text:tab/><text:tab/><text:tab/>Дата:</text:p>
      <text:p text:style-name="P12"><text:tab/><text:tab/><text:tab/><text:tab/><text:tab/><text:tab/><text:tab/>Оценка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сква, 2019</text:p>
      <text:p text:style-name="P13"/>
      <text:list xml:id="list2491786130" text:style-name="WWNum2">
        <text:list-item>
          <text:p text:style-name="P57">Постановка задачи</text:p>
        </text:list-item>
      </text:list>
      <text:p text:style-name="P19">Создать класс vector3D, задаваемый тройкой координат. Обязательно должны быть реализованы: операции сложения и вычитания векторов, векторное произведение векторов, скалярное произведение векторов, умножения на скаляр, сравнение векторов на совпадение, вычисление длины вектора, сравнение длины векторов, вычисление угла между векторами.</text:p>
      <text:p text:style-name="P15"><text:tab/>Операции сложения, вычитания, сравнения (на равенство, больше и меньше) должны быть выполнены в виде перегрузки операторов.</text:p>
      <text:p text:style-name="P19">Необходимо реализовать пользовательский литерал для работы с константами типа vector3D.</text:p>
      <text:p text:style-name="P2"/>
      <text:list xml:id="list95752680283991" text:continue-numbering="true" text:style-name="WWNum2">
        <text:list-item>
          <text:p text:style-name="P57">Репозиторий github</text:p>
        </text:list-item>
      </text:list>
      <text:p text:style-name="P62"><text:span text:style-name="T2"><text:tab/></text:span><text:a xlink:type="simple" xlink:href="https://github.com/StormStudioAndroid2/oop_exercise_02" text:style-name="Internet_20_link" text:visited-style-name="Visited_20_Internet_20_Link"><text:span text:style-name="ListLabel_20_19"><text:span text:style-name="T6">https://github.com/StormStudioAndroid2/oop_exercise_02</text:span></text:span></text:a></text:p>
      <text:p text:style-name="P14"/>
      <text:list xml:id="list95751175831083" text:continue-numbering="true" text:style-name="WWNum2">
        <text:list-item>
          <text:p text:style-name="P58">Описание программы </text:p>
        </text:list-item>
      </text:list>
      <text:p text:style-name="P32">Реализован класс <text:span text:style-name="T15">V</text:span>ector3D, в котором хранятся <text:span text:style-name="T15">три</text:span> переменные, отображающие <text:span text:style-name="T15">координаты</text:span>. Написаны Get функции для <text:span text:style-name="T15">их получения.</text:span> Также <text:span text:style-name="T31">перезагружены операторы</text:span>, указанные в задании, для получения суммы и разности(<text:span text:style-name="T31">+, -</text:span>), и для сравнения различных объектов класса(<text:span text:style-name="T31">==, &lt;,&gt;</text:span>). <text:span text:style-name="T16"><text:s/>В начале выводится сложение первого и второго вектора, затем их вычитание, затем – величина угла между ними, затем длины первого и второго вектора, затем – равны они или нет. Последним выводится значение длины вектора, полученного в результате векторного произведения. Каждая величина выводится с новой строки.</text:span></text:p>
      <text:p text:style-name="P19"/>
      <text:p text:style-name="P20"/>
      <text:list xml:id="list95751221439287" text:continue-numbering="true" text:style-name="WWNum2">
        <text:list-item>
          <text:p text:style-name="P61">Набор testcases</text:p>
        </text:list-item>
      </text:list>
      <text:p text:style-name="P21"><text:span text:style-name="T2">Тестовые файлы:</text:span><text:span text:style-name="T1"> test_01.test</text:span><text:span text:style-name="T2">, </text:span><text:span text:style-name="T1">test_02.test, test_03.test</text:span></text:p>
      <text:p text:style-name="P29">test_01.test:</text:p>
      <text:p text:style-name="P22">1 1 1</text:p>
      <text:p text:style-name="P22">-1 -1 -1</text:p>
      <text:p text:style-name="P22">Проверка правильности <text:span text:style-name="T17">для коллинеарных векторов с противоположным направлением</text:span></text:p>
      <text:p text:style-name="P18">Результат работы программы</text:p>
      <text:p text:style-name="P33">0 0 0</text:p>
      <text:p text:style-name="P33"><text:soft-page-break/>2 2 2</text:p>
      <text:p text:style-name="P33">180</text:p>
      <text:p text:style-name="P33">1.73205</text:p>
      <text:p text:style-name="P33">1.73205</text:p>
      <text:p text:style-name="P33">Not equal</text:p>
      <text:p text:style-name="P33">d(v1)=d(v2)</text:p>
      <text:p text:style-name="P33">0</text:p>
      <text:p text:style-name="P30">test_02.test :</text:p>
      <text:p text:style-name="P35">1 2 3</text:p>
      <text:p text:style-name="P35">4 5 6</text:p>
      <text:p text:style-name="P22">Проверка корректности работы <text:span text:style-name="T18">для случайных векторов</text:span></text:p>
      <text:p text:style-name="P18">Результат работы программы</text:p>
      <text:p text:style-name="P34">5 7 9</text:p>
      <text:p text:style-name="P34">-3 -3 -3</text:p>
      <text:p text:style-name="P34">12.9332</text:p>
      <text:p text:style-name="P34">3.74166</text:p>
      <text:p text:style-name="P34">8.77496</text:p>
      <text:p text:style-name="P34">Not equal</text:p>
      <text:p text:style-name="P34">d(v1)&lt;d(v2)</text:p>
      <text:p text:style-name="P34">7.34847</text:p>
      <text:p text:style-name="P29">test_03.<text:span text:style-name="T19">test:</text:span></text:p>
      <text:p text:style-name="P36">1 1 1</text:p>
      <text:p text:style-name="P36">1 1 1</text:p>
      <text:p text:style-name="P22">Проверка корректности работы операций сложения и вычитания для <text:span text:style-name="T20">равных векторов</text:span></text:p>
      <text:p text:style-name="P18"><text:soft-page-break/>Результат работы программы</text:p>
      <text:p text:style-name="P34">2 2 2</text:p>
      <text:p text:style-name="P34">0 0 0</text:p>
      <text:p text:style-name="P34">0</text:p>
      <text:p text:style-name="P34">1.73205</text:p>
      <text:p text:style-name="P34">1.73205</text:p>
      <text:p text:style-name="P34">Equal</text:p>
      <text:p text:style-name="P34">d(v1)=d(v2)</text:p>
      <text:p text:style-name="P34">0</text:p>
      <text:p text:style-name="P21"/>
      <text:list xml:id="list95752411254657" text:continue-numbering="true" text:style-name="WWNum2">
        <text:list-item>
          <text:p text:style-name="P60">Результаты выполнения тестов</text:p>
        </text:list-item>
      </text:list>
      <text:p text:style-name="P22">Все тесты успешно пройдены, программа выдаёт верные результаты, корректно обрабатывает время.</text:p>
      <text:p text:style-name="P3"/>
      <text:list xml:id="list95751725750585" text:continue-numbering="true" text:style-name="WWNum2">
        <text:list-item>
          <text:p text:style-name="P58">Листинг программы</text:p>
        </text:list-item>
      </text:list>
      <text:p text:style-name="P15"/>
      <text:p text:style-name="P17">main.cpp</text:p>
      <text:p text:style-name="P37"/>
      <text:p text:style-name="P39"/>
      <text:list xml:id="list3393569487" text:style-name="L1">
        <text:list-item>
          <text:p text:style-name="P41">#include&lt;iostream&gt;</text:p>
        </text:list-item>
        <text:list-item>
          <text:p text:style-name="P42">#include "Vector3D.h"</text:p>
        </text:list-item>
        <text:list-item>
          <text:p text:style-name="P42">#include &lt;iomanip&gt;</text:p>
        </text:list-item>
        <text:list-item>
          <text:p text:style-name="P45"> </text:p>
        </text:list-item>
        <text:list-item>
          <text:p text:style-name="P49"><text:span text:style-name="T13">int</text:span> main<text:span text:style-name="T7">()</text:span> <text:span text:style-name="T7">{</text:span></text:p>
        </text:list-item>
        <text:list-item>
          <text:p text:style-name="P45">    <text:span text:style-name="T14">int</text:span><text:span text:style-name="T21"> x1,x2,y1,y2,z1,z2</text:span><text:span text:style-name="T12">;</text:span></text:p>
        </text:list-item>
        <text:list-item>
          <text:p text:style-name="P45">    <text:span text:style-name="T32">//literal using</text:span></text:p>
        </text:list-item>
        <text:list-item>
          <text:p text:style-name="P45">    <text:span text:style-name="T21">Vector3D literal </text:span><text:span text:style-name="T10">=</text:span><text:span text:style-name="T21"> </text:span><text:span text:style-name="T33">3.0</text:span><text:span text:style-name="T21">_vect3D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in</text:span><text:span text:style-name="T21"> </text:span><text:span text:style-name="T10">&gt;&gt;</text:span><text:span text:style-name="T21"> x1 </text:span><text:span text:style-name="T10">&gt;&gt;</text:span><text:span text:style-name="T21"> y1 </text:span><text:span text:style-name="T10">&gt;&gt;</text:span><text:span text:style-name="T21"> z1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in</text:span><text:span text:style-name="T21"> </text:span><text:span text:style-name="T10">&gt;&gt;</text:span><text:span text:style-name="T21"> x2 </text:span><text:span text:style-name="T10">&gt;&gt;</text:span><text:span text:style-name="T21"> y2 </text:span><text:span text:style-name="T10">&gt;&gt;</text:span><text:span text:style-name="T21"> z2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out</text:span><text:span text:style-name="T21">.</text:span><text:span text:style-name="T25">precision</text:span><text:span text:style-name="T8">(</text:span><text:span text:style-name="T23">6</text:span><text:span text:style-name="T8">)</text:span><text:span text:style-name="T12">;</text:span></text:p>
        </text:list-item>
        <text:list-item>
          <text:p text:style-name="P45">    <text:span text:style-name="T21">Vector3D vector1</text:span><text:span text:style-name="T8">(</text:span><text:span text:style-name="T21">x1,y1,z1</text:span><text:span text:style-name="T8">)</text:span><text:span text:style-name="T12">;</text:span></text:p>
        </text:list-item>
        <text:list-item>
          <text:p text:style-name="P45">    <text:span text:style-name="T21">Vector3D vector2</text:span><text:span text:style-name="T8">(</text:span><text:span text:style-name="T21">x2,y2,z2</text:span><text:span text:style-name="T8">)</text:span><text:span text:style-name="T12">;</text:span></text:p>
        </text:list-item>
        <text:list-item>
          <text:p text:style-name="P45">    <text:span text:style-name="T21">Vector3D result </text:span><text:span text:style-name="T10">=</text:span><text:span text:style-name="T21"> vector1</text:span><text:span text:style-name="T28">+</text:span><text:span text:style-name="T21">vector2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result.</text:span><text:span text:style-name="T25">getX</text:span><text:span text:style-name="T8">()</text:span><text:span text:style-name="T21"> </text:span><text:span text:style-name="T10">&lt;&lt;</text:span><text:span text:style-name="T21"> </text:span><text:span text:style-name="T26">" "</text:span><text:span text:style-name="T21"> </text:span><text:span text:style-name="T10">&lt;&lt;</text:span><text:span text:style-name="T21"> result.</text:span><text:span text:style-name="T25">getY</text:span><text:span text:style-name="T8">()</text:span><text:span text:style-name="T21"> </text:span><text:span text:style-name="T10">&lt;&lt;</text:span><text:span text:style-name="T21"> </text:span><text:span text:style-name="T26">" "</text:span><text:span text:style-name="T21"> </text:span><text:span text:style-name="T10">&lt;&lt;</text:span><text:span text:style-name="T21"> result.</text:span><text:span text:style-name="T25">getZ</text:span><text:span text:style-name="T8">()</text:span><text:span text:style-name="T21"> </text:span><text:span text:style-name="T10">&lt;&lt;</text:span><text:span text:style-name="T21"> std</text:span><text:span text:style-name="T12">::</text:span><text:span text:style-name="T25">endl</text:span><text:span text:style-name="T12">;</text:span></text:p>
        </text:list-item>
        <text:list-item>
          <text:p text:style-name="P45">    <text:span text:style-name="T21">result </text:span><text:span text:style-name="T10">=</text:span><text:span text:style-name="T21"> vector1</text:span><text:span text:style-name="T28">-</text:span><text:span text:style-name="T21">vector2</text:span><text:span text:style-name="T12">;</text:span></text:p>
        </text:list-item>
        <text:list-item>
          <text:p text:style-name="P45"><text:soft-page-break/>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result.</text:span><text:span text:style-name="T25">getX</text:span><text:span text:style-name="T8">()</text:span><text:span text:style-name="T21"> </text:span><text:span text:style-name="T10">&lt;&lt;</text:span><text:span text:style-name="T21"> </text:span><text:span text:style-name="T26">" "</text:span><text:span text:style-name="T21"> </text:span><text:span text:style-name="T10">&lt;&lt;</text:span><text:span text:style-name="T21"> result.</text:span><text:span text:style-name="T25">getY</text:span><text:span text:style-name="T8">()</text:span><text:span text:style-name="T21"> </text:span><text:span text:style-name="T10">&lt;&lt;</text:span><text:span text:style-name="T21"> </text:span><text:span text:style-name="T26">" "</text:span><text:span text:style-name="T21"> </text:span><text:span text:style-name="T10">&lt;&lt;</text:span><text:span text:style-name="T21"> result.</text:span><text:span text:style-name="T25">getZ</text:span><text:span text:style-name="T8">()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vector1.</text:span><text:span text:style-name="T25">getAngle</text:span><text:span text:style-name="T8">(</text:span><text:span text:style-name="T21">vector2</text:span><text:span text:style-name="T8">)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vector1.</text:span><text:span text:style-name="T25">getLength</text:span><text:span text:style-name="T8">()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vector2.</text:span><text:span text:style-name="T25">getLength</text:span><text:span text:style-name="T8">()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    <text:span text:style-name="T14">if</text:span><text:span text:style-name="T21"> </text:span><text:span text:style-name="T8">(</text:span><text:span text:style-name="T21">vector1.</text:span><text:span text:style-name="T25">isEqual</text:span><text:span text:style-name="T8">(</text:span><text:span text:style-name="T21">vector2</text:span><text:span text:style-name="T8">))</text:span><text:span text:style-name="T21"> </text:span><text:span text:style-name="T8">{</text:span></text:p>
        </text:list-item>
        <text:list-item>
          <text:p text:style-name="P45">    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</text:span><text:span text:style-name="T26">"Equal"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    <text:span text:style-name="T8">}</text:span><text:span text:style-name="T21"> </text:span><text:span text:style-name="T14">else</text:span><text:span text:style-name="T21"> </text:span><text:span text:style-name="T8">{</text:span></text:p>
        </text:list-item>
        <text:list-item>
          <text:p text:style-name="P45">        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</text:span><text:span text:style-name="T26">"Not equal"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    <text:span text:style-name="T8">}</text:span></text:p>
        </text:list-item>
        <text:list-item>
          <text:p text:style-name="P45">        <text:span text:style-name="T14">if</text:span><text:span text:style-name="T21"> </text:span><text:span text:style-name="T8">(</text:span><text:span text:style-name="T28">!</text:span><text:span text:style-name="T8">(</text:span><text:span text:style-name="T21">vector1</text:span><text:span text:style-name="T10">&gt;</text:span><text:span text:style-name="T21">vector2</text:span><text:span text:style-name="T8">)</text:span><text:span text:style-name="T21"> </text:span><text:span text:style-name="T28">&amp;&amp;</text:span><text:span text:style-name="T21"> </text:span><text:span text:style-name="T28">!</text:span><text:span text:style-name="T8">(</text:span><text:span text:style-name="T21">vector1</text:span><text:span text:style-name="T10">&lt;</text:span><text:span text:style-name="T21">vector2</text:span><text:span text:style-name="T8">))</text:span><text:span text:style-name="T21"> </text:span><text:span text:style-name="T8">{</text:span></text:p>
        </text:list-item>
        <text:list-item>
          <text:p text:style-name="P45">        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</text:span><text:span text:style-name="T26">"d(v1)=d(v2)"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    <text:span text:style-name="T8">}</text:span><text:span text:style-name="T21"> </text:span><text:span text:style-name="T14">else</text:span><text:span text:style-name="T21"> </text:span><text:span text:style-name="T8">{</text:span></text:p>
        </text:list-item>
        <text:list-item>
          <text:p text:style-name="P45">            <text:span text:style-name="T14">if</text:span><text:span text:style-name="T21"> </text:span><text:span text:style-name="T8">(</text:span><text:span text:style-name="T21">vector1</text:span><text:span text:style-name="T10">&gt;</text:span><text:span text:style-name="T21">vector2</text:span><text:span text:style-name="T8">)</text:span><text:span text:style-name="T21"> </text:span><text:span text:style-name="T8">{</text:span></text:p>
        </text:list-item>
        <text:list-item>
          <text:p text:style-name="P45">            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</text:span><text:span text:style-name="T26">"d(v1)&gt;d(v2)"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        <text:span text:style-name="T8">}</text:span><text:span text:style-name="T21"> </text:span><text:span text:style-name="T14">else</text:span><text:span text:style-name="T21"> </text:span><text:span text:style-name="T8">{</text:span></text:p>
        </text:list-item>
        <text:list-item>
          <text:p text:style-name="P45">                <text:span text:style-name="T14">if</text:span><text:span text:style-name="T21"> </text:span><text:span text:style-name="T8">(</text:span><text:span text:style-name="T21">vector1</text:span><text:span text:style-name="T10">&lt;</text:span><text:span text:style-name="T21">vector2</text:span><text:span text:style-name="T8">)</text:span><text:span text:style-name="T21"> </text:span><text:span text:style-name="T8">{</text:span></text:p>
        </text:list-item>
        <text:list-item>
          <text:p text:style-name="P45">                    <text:span text:style-name="T21">std</text:span><text:span text:style-name="T12">::</text:span><text:span text:style-name="T23">cout</text:span><text:span text:style-name="T21"> </text:span><text:span text:style-name="T10">&lt;&lt;</text:span><text:span text:style-name="T21"> </text:span><text:span text:style-name="T26">"d(v1)&lt;d(v2)"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               <text:span text:style-name="T8">}</text:span><text:span text:style-name="T21">  </text:span></text:p>
        </text:list-item>
        <text:list-item>
          <text:p text:style-name="P45">            <text:span text:style-name="T8">}</text:span></text:p>
        </text:list-item>
        <text:list-item>
          <text:p text:style-name="P45">        <text:span text:style-name="T8">}</text:span></text:p>
        </text:list-item>
        <text:list-item>
          <text:p text:style-name="P45">         <text:span text:style-name="T21">std</text:span><text:span text:style-name="T12">::</text:span><text:span text:style-name="T23">cout</text:span><text:span text:style-name="T21"> </text:span><text:span text:style-name="T10">&lt;&lt;</text:span><text:span text:style-name="T21"> vector1.</text:span><text:span text:style-name="T25">crossProduct</text:span><text:span text:style-name="T8">(</text:span><text:span text:style-name="T21">vector2</text:span><text:span text:style-name="T8">)</text:span><text:span text:style-name="T21">.</text:span><text:span text:style-name="T25">getLength</text:span><text:span text:style-name="T8">()</text:span><text:span text:style-name="T21"> </text:span><text:span text:style-name="T10">&lt;&lt;</text:span><text:span text:style-name="T21">  std</text:span><text:span text:style-name="T12">::</text:span><text:span text:style-name="T25">endl</text:span><text:span text:style-name="T12">;</text:span></text:p>
        </text:list-item>
        <text:list-item>
          <text:p text:style-name="P45"> </text:p>
        </text:list-item>
        <text:list-item>
          <text:p text:style-name="P45">        <text:span text:style-name="T14">return</text:span><text:span text:style-name="T21"> </text:span><text:span text:style-name="T23">0</text:span><text:span text:style-name="T12">;</text:span></text:p>
        </text:list-item>
        <text:list-item>
          <text:p text:style-name="P52">}</text:p>
        </text:list-item>
      </text:list>
      <text:p text:style-name="P37"/>
      <text:p text:style-name="P5"/>
      <text:p text:style-name="P37"/>
      <text:p text:style-name="P25"/>
      <text:p text:style-name="P31"><text:span text:style-name="T27">Vector3D</text:span><text:bookmark-start text:name="__DdeLink__2335_150959209"/>.h</text:p>
      <text:p text:style-name="P24"><text:bookmark-end text:name="__DdeLink__2335_150959209"/></text:p>
      <text:p text:style-name="P38"/>
      <text:list xml:id="list2442507150" text:style-name="L2">
        <text:list-item>
          <text:p text:style-name="P55">#include &lt;iostream&gt;</text:p>
        </text:list-item>
        <text:list-item>
          <text:p text:style-name="P43">#include &lt;cmath&gt;</text:p>
        </text:list-item>
        <text:list-item>
          <text:p text:style-name="P46"> </text:p>
        </text:list-item>
        <text:list-item>
          <text:p text:style-name="P46"/>
        </text:list-item>
        <text:list-item>
          <text:p text:style-name="P50"><text:span text:style-name="T13">class</text:span> Vector3D</text:p>
        </text:list-item>
        <text:list-item>
          <text:p text:style-name="P53">{</text:p>
        </text:list-item>
        <text:list-item>
          <text:p text:style-name="P50"><text:span text:style-name="T13">private</text:span><text:span text:style-name="T11">:</text:span></text:p>
        </text:list-item>
        <text:list-item>
          <text:p text:style-name="P46">    <text:span text:style-name="T14">double</text:span><text:span text:style-name="T21"> x</text:span><text:span text:style-name="T12">;</text:span></text:p>
        </text:list-item>
        <text:list-item>
          <text:p text:style-name="P46">    <text:span text:style-name="T14">double</text:span><text:span text:style-name="T21"> y</text:span><text:span text:style-name="T12">;</text:span></text:p>
        </text:list-item>
        <text:list-item>
          <text:p text:style-name="P46">    <text:span text:style-name="T14">double</text:span><text:span text:style-name="T21"> z</text:span><text:span text:style-name="T12">;</text:span></text:p>
        </text:list-item>
        <text:list-item>
          <text:p text:style-name="P46"> </text:p>
        </text:list-item>
        <text:list-item>
          <text:p text:style-name="P46"> <text:span text:style-name="T14">public</text:span><text:span text:style-name="T12">:</text:span></text:p>
        </text:list-item>
        <text:list-item>
          <text:p text:style-name="P46">    <text:span text:style-name="T21">Vector3D</text:span><text:span text:style-name="T8">(</text:span><text:span text:style-name="T14">double</text:span><text:span text:style-name="T21"> x,</text:span><text:span text:style-name="T14">double</text:span><text:span text:style-name="T21"> y,</text:span><text:span text:style-name="T14">double</text:span><text:span text:style-name="T21"> z</text:span><text:span text:style-name="T8">)</text:span><text:span text:style-name="T12">;</text:span></text:p>
        </text:list-item>
        <text:list-item>
          <text:p text:style-name="P46">    <text:span text:style-name="T21">Vector3D</text:span><text:span text:style-name="T8">()</text:span><text:span text:style-name="T12">;</text:span></text:p>
        </text:list-item>
        <text:list-item>
          <text:p text:style-name="P46">    <text:span text:style-name="T14">friend</text:span><text:span text:style-name="T21"> Vector3D operator</text:span><text:span text:style-name="T28">+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12">;</text:span></text:p>
        </text:list-item>
        <text:list-item>
          <text:p text:style-name="P46">    <text:span text:style-name="T14">friend</text:span><text:span text:style-name="T21"> Vector3D operator</text:span><text:span text:style-name="T28">-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12">;</text:span></text:p>
        </text:list-item>
        <text:list-item>
          <text:p text:style-name="P46">    <text:span text:style-name="T14">friend</text:span><text:span text:style-name="T21"> </text:span><text:span text:style-name="T14">bool</text:span><text:span text:style-name="T21"> operator</text:span><text:span text:style-name="T10">&gt;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12">;</text:span></text:p>
        </text:list-item>
        <text:list-item>
          <text:p text:style-name="P46">    <text:span text:style-name="T14">friend</text:span><text:span text:style-name="T21"> </text:span><text:span text:style-name="T14">bool</text:span><text:span text:style-name="T21"> operator</text:span><text:span text:style-name="T10">&lt;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12">;</text:span></text:p>
        </text:list-item>
        <text:list-item>
          <text:p text:style-name="P46">    <text:span text:style-name="T14">friend</text:span><text:span text:style-name="T21"> </text:span><text:span text:style-name="T14">bool</text:span><text:span text:style-name="T21"> operator</text:span><text:span text:style-name="T10">==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12">;</text:span></text:p>
        </text:list-item>
        <text:list-item>
          <text:p text:style-name="P46">    <text:span text:style-name="T21">Vector3D crossProduct</text:span><text:span text:style-name="T8">(</text:span><text:span text:style-name="T14">const</text:span><text:span text:style-name="T21"> Vector3D</text:span><text:span text:style-name="T28">&amp;</text:span><text:span text:style-name="T21"> vector</text:span><text:span text:style-name="T8">)</text:span><text:span text:style-name="T12">;</text:span></text:p>
        </text:list-item>
        <text:list-item>
          <text:p text:style-name="P46">    <text:span text:style-name="T14">void</text:span><text:span text:style-name="T21"> lambdaProduct</text:span><text:span text:style-name="T8">(</text:span><text:span text:style-name="T14">double</text:span><text:span text:style-name="T21"> lambda</text:span><text:span text:style-name="T8">)</text:span><text:span text:style-name="T12">;</text:span></text:p>
        </text:list-item>
        <text:list-item>
          <text:p text:style-name="P46">    <text:span text:style-name="T14">double</text:span><text:span text:style-name="T21"> scalarProduct</text:span><text:span text:style-name="T8">(</text:span><text:span text:style-name="T14">const</text:span><text:span text:style-name="T21"> Vector3D</text:span><text:span text:style-name="T28">&amp;</text:span><text:span text:style-name="T21"> vector</text:span><text:span text:style-name="T8">)</text:span><text:span text:style-name="T12">;</text:span></text:p>
        </text:list-item>
        <text:list-item>
          <text:p text:style-name="P46">    <text:span text:style-name="T14">const</text:span><text:span text:style-name="T21"> </text:span><text:span text:style-name="T14">double</text:span><text:span text:style-name="T21"> getLength</text:span><text:span text:style-name="T8">()</text:span><text:span text:style-name="T21"> </text:span><text:span text:style-name="T14">const</text:span><text:span text:style-name="T21"> </text:span><text:span text:style-name="T12">;</text:span></text:p>
        </text:list-item>
        <text:list-item>
          <text:p text:style-name="P46">    <text:span text:style-name="T14">double</text:span><text:span text:style-name="T21"> getAngle</text:span><text:span text:style-name="T8">(</text:span><text:span text:style-name="T21"> Vector3D</text:span><text:span text:style-name="T28">&amp;</text:span><text:span text:style-name="T21"> vector</text:span><text:span text:style-name="T8">)</text:span><text:span text:style-name="T12">;</text:span></text:p>
        </text:list-item>
        <text:list-item>
          <text:p text:style-name="P46">    <text:span text:style-name="T14">double</text:span><text:span text:style-name="T21"> getX</text:span><text:span text:style-name="T8">()</text:span><text:span text:style-name="T12">;</text:span></text:p>
        </text:list-item>
        <text:list-item>
          <text:p text:style-name="P46">    <text:span text:style-name="T14">double</text:span><text:span text:style-name="T21"> getY</text:span><text:span text:style-name="T8">()</text:span><text:span text:style-name="T12">;</text:span></text:p>
        </text:list-item>
        <text:list-item>
          <text:p text:style-name="P46">    <text:span text:style-name="T14">double</text:span><text:span text:style-name="T21"> getZ</text:span><text:span text:style-name="T8">()</text:span><text:span text:style-name="T12">;</text:span></text:p>
        </text:list-item>
        <text:list-item>
          <text:p text:style-name="P46"> </text:p>
        </text:list-item>
        <text:list-item>
          <text:p text:style-name="P50"><text:span text:style-name="T7">}</text:span><text:span text:style-name="T11">;</text:span></text:p>
        </text:list-item>
        <text:list-item>
          <text:p text:style-name="P46">    <text:span text:style-name="T21">Vector3D operator</text:span><text:span text:style-name="T26">""</text:span><text:span text:style-name="T21">_vect3D</text:span><text:span text:style-name="T8">(</text:span><text:span text:style-name="T14">long</text:span><text:span text:style-name="T21"> </text:span><text:span text:style-name="T14">double</text:span><text:span text:style-name="T21"> n</text:span><text:span text:style-name="T8">)</text:span><text:span text:style-name="T12">;</text:span></text:p>
        </text:list-item>
      </text:list>
      <text:p text:style-name="P38"/>
      <text:p text:style-name="P38"/>
      <text:p text:style-name="P23"/>
      <text:p text:style-name="P26"/>
      <text:p text:style-name="P4"><text:span text:style-name="T29">Vector3D</text:span>.cpp</text:p>
      <text:p text:style-name="P27"/>
      <text:list xml:id="list3023580042" text:style-name="L3">
        <text:list-header>
          <text:p text:style-name="P54"/>
        </text:list-header>
        <text:list-item text:style-override="L4">
          <text:p text:style-name="P47"> <text:span text:style-name="T9">#include "Vector3D.h"</text:span></text:p>
        </text:list-item>
        <text:list-item text:style-override="L4">
          <text:p text:style-name="P44">#include &lt;iostream&gt;</text:p>
        </text:list-item>
        <text:list-item text:style-override="L4">
          <text:p text:style-name="P44">#include &lt;cmath&gt;</text:p>
        </text:list-item>
        <text:list-item text:style-override="L4">
          <text:p text:style-name="P48"> </text:p>
        </text:list-item>
        <text:list-item text:style-override="L4">
          <text:p text:style-name="P48"> </text:p>
        </text:list-item>
        <text:list-item text:style-override="L4">
          <text:p text:style-name="P51">Vector3D<text:span text:style-name="T11">::</text:span><text:span text:style-name="T24">Vector3D</text:span><text:span text:style-name="T7">(</text:span><text:span text:style-name="T13">double</text:span> x,<text:span text:style-name="T13">double</text:span> y,<text:span text:style-name="T13">double</text:span> z<text:span text:style-name="T7">)</text:span></text:p>
        </text:list-item>
        <text:list-item text:style-override="L4">
          <text:p text:style-name="P51"><text:soft-page-break/><text:span text:style-name="T11">:</text:span> x<text:span text:style-name="T7">(</text:span>x<text:span text:style-name="T7">)</text:span>, y<text:span text:style-name="T7">(</text:span>y<text:span text:style-name="T7">)</text:span>,z<text:span text:style-name="T7">(</text:span>z<text:span text:style-name="T7">)</text:span> <text:span text:style-name="T7">{}</text:span></text:p>
        </text:list-item>
        <text:list-item text:style-override="L4">
          <text:p text:style-name="P48">      <text:span text:style-name="T21">Vector3D</text:span><text:span text:style-name="T12">::</text:span><text:span text:style-name="T25">Vector3D</text:span><text:span text:style-name="T8">()</text:span></text:p>
        </text:list-item>
        <text:list-item text:style-override="L4">
          <text:p text:style-name="P51"><text:span text:style-name="T11">:</text:span> x<text:span text:style-name="T7">(</text:span><text:span text:style-name="T22">0</text:span><text:span text:style-name="T7">)</text:span>, y<text:span text:style-name="T7">(</text:span><text:span text:style-name="T22">0</text:span><text:span text:style-name="T7">)</text:span>,z<text:span text:style-name="T7">(</text:span><text:span text:style-name="T22">0</text:span><text:span text:style-name="T7">)</text:span> <text:span text:style-name="T7">{}</text:span></text:p>
        </text:list-item>
        <text:list-item text:style-override="L4">
          <text:p text:style-name="P48">    <text:span text:style-name="T21">Vector3D operator</text:span><text:span text:style-name="T28">+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<text:span text:style-name="T21">Vector3D result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x</text:span><text:span text:style-name="T21"> </text:span><text:span text:style-name="T10">=</text:span><text:span text:style-name="T21"> left.</text:span><text:span text:style-name="T25">x</text:span><text:span text:style-name="T28">+</text:span><text:span text:style-name="T21">right.</text:span><text:span text:style-name="T25">x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y</text:span><text:span text:style-name="T21"> </text:span><text:span text:style-name="T10">=</text:span><text:span text:style-name="T21"> left.</text:span><text:span text:style-name="T25">y</text:span><text:span text:style-name="T28">+</text:span><text:span text:style-name="T21">right.</text:span><text:span text:style-name="T25">y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z</text:span><text:span text:style-name="T21"> </text:span><text:span text:style-name="T10">=</text:span><text:span text:style-name="T21"> left.</text:span><text:span text:style-name="T25">z</text:span><text:span text:style-name="T28">+</text:span><text:span text:style-name="T21">right.</text:span><text:span text:style-name="T25">z</text:span><text:span text:style-name="T12">;</text:span></text:p>
        </text:list-item>
        <text:list-item text:style-override="L4">
          <text:p text:style-name="P48"> </text:p>
        </text:list-item>
        <text:list-item text:style-override="L4">
          <text:p text:style-name="P48">        <text:span text:style-name="T14">return</text:span><text:span text:style-name="T21"> result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 <text:span text:style-name="T21">Vector3D operator</text:span><text:span text:style-name="T28">-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<text:span text:style-name="T21">Vector3D result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x</text:span><text:span text:style-name="T21"> </text:span><text:span text:style-name="T10">=</text:span><text:span text:style-name="T21"> left.</text:span><text:span text:style-name="T25">x</text:span><text:span text:style-name="T28">-</text:span><text:span text:style-name="T21">right.</text:span><text:span text:style-name="T25">x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y</text:span><text:span text:style-name="T21"> </text:span><text:span text:style-name="T10">=</text:span><text:span text:style-name="T21"> left.</text:span><text:span text:style-name="T25">y</text:span><text:span text:style-name="T28">-</text:span><text:span text:style-name="T21">right.</text:span><text:span text:style-name="T25">y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z</text:span><text:span text:style-name="T21"> </text:span><text:span text:style-name="T10">=</text:span><text:span text:style-name="T21"> left.</text:span><text:span text:style-name="T25">z</text:span><text:span text:style-name="T28">-</text:span><text:span text:style-name="T21">right.</text:span><text:span text:style-name="T25">z</text:span><text:span text:style-name="T12">;</text:span></text:p>
        </text:list-item>
        <text:list-item text:style-override="L4">
          <text:p text:style-name="P48"> </text:p>
        </text:list-item>
        <text:list-item text:style-override="L4">
          <text:p text:style-name="P48">        <text:span text:style-name="T14">return</text:span><text:span text:style-name="T21"> result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bool</text:span><text:span text:style-name="T21"> operator</text:span><text:span text:style-name="T10">&gt;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left.</text:span><text:span text:style-name="T25">getLength</text:span><text:span text:style-name="T8">()</text:span><text:span text:style-name="T10">&gt;</text:span><text:span text:style-name="T21">right.</text:span><text:span text:style-name="T25">getLength</text:span><text:span text:style-name="T8">()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bool</text:span><text:span text:style-name="T21"> operator</text:span><text:span text:style-name="T10">&lt;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left.</text:span><text:span text:style-name="T25">getLength</text:span><text:span text:style-name="T8">()</text:span><text:span text:style-name="T10">&lt;</text:span><text:span text:style-name="T21">right.</text:span><text:span text:style-name="T25">getLength</text:span><text:span text:style-name="T8">()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bool</text:span><text:span text:style-name="T21"> operator</text:span><text:span text:style-name="T10">==</text:span><text:span text:style-name="T8">(</text:span><text:span text:style-name="T14">const</text:span><text:span text:style-name="T21"> Vector3D</text:span><text:span text:style-name="T28">&amp;</text:span><text:span text:style-name="T21"> left, </text:span><text:span text:style-name="T14">const</text:span><text:span text:style-name="T21"> Vector3D</text:span><text:span text:style-name="T28">&amp;</text:span><text:span text:style-name="T21"> right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</text:span><text:span text:style-name="T8">(</text:span><text:span text:style-name="T21">left.</text:span><text:span text:style-name="T25">x</text:span><text:span text:style-name="T10">==</text:span><text:span text:style-name="T21">right.</text:span><text:span text:style-name="T25">x</text:span><text:span text:style-name="T21"> </text:span><text:span text:style-name="T28">&amp;&amp;</text:span><text:span text:style-name="T21"> left.</text:span><text:span text:style-name="T25">y</text:span><text:span text:style-name="T10">==</text:span><text:span text:style-name="T21">right.</text:span><text:span text:style-name="T25">y</text:span><text:span text:style-name="T21"> </text:span><text:span text:style-name="T28">&amp;&amp;</text:span><text:span text:style-name="T21"> left.</text:span><text:span text:style-name="T25">z</text:span><text:span text:style-name="T10">==</text:span><text:span text:style-name="T21">right.</text:span><text:span text:style-name="T25">z</text:span><text:span text:style-name="T8">)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  <text:span text:style-name="T21">Vector3D Vector3D</text:span><text:span text:style-name="T12">::</text:span><text:span text:style-name="T25">crossProduct</text:span><text:span text:style-name="T8">(</text:span><text:span text:style-name="T14">const</text:span><text:span text:style-name="T21"> Vector3D</text:span><text:span text:style-name="T28">&amp;</text:span><text:span text:style-name="T21"> vector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<text:span text:style-name="T21">Vector3D result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x</text:span><text:span text:style-name="T21"> </text:span><text:span text:style-name="T10">=</text:span><text:span text:style-name="T21"> this</text:span><text:span text:style-name="T28">-</text:span><text:span text:style-name="T10">&gt;</text:span><text:span text:style-name="T21">y</text:span><text:span text:style-name="T28">*</text:span><text:span text:style-name="T21">vector.</text:span><text:span text:style-name="T25">z</text:span><text:span text:style-name="T28">-</text:span><text:span text:style-name="T21">this</text:span><text:span text:style-name="T28">-</text:span><text:span text:style-name="T10">&gt;</text:span><text:span text:style-name="T21">z</text:span><text:span text:style-name="T28">*</text:span><text:span text:style-name="T21">vector.</text:span><text:span text:style-name="T25">y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y</text:span><text:span text:style-name="T21"> </text:span><text:span text:style-name="T10">=</text:span><text:span text:style-name="T21"> this</text:span><text:span text:style-name="T28">-</text:span><text:span text:style-name="T10">&gt;</text:span><text:span text:style-name="T21">z</text:span><text:span text:style-name="T28">*</text:span><text:span text:style-name="T21">vector.</text:span><text:span text:style-name="T25">x</text:span><text:span text:style-name="T28">-</text:span><text:span text:style-name="T21">this</text:span><text:span text:style-name="T28">-</text:span><text:span text:style-name="T10">&gt;</text:span><text:span text:style-name="T21">x</text:span><text:span text:style-name="T28">*</text:span><text:span text:style-name="T21">vector.</text:span><text:span text:style-name="T25">z</text:span><text:span text:style-name="T12">;</text:span></text:p>
        </text:list-item>
        <text:list-item text:style-override="L4">
          <text:p text:style-name="P48">        <text:span text:style-name="T21">result.</text:span><text:span text:style-name="T25">z</text:span><text:span text:style-name="T21"> </text:span><text:span text:style-name="T10">=</text:span><text:span text:style-name="T21"> this</text:span><text:span text:style-name="T28">-</text:span><text:span text:style-name="T10">&gt;</text:span><text:span text:style-name="T21">x</text:span><text:span text:style-name="T28">*</text:span><text:span text:style-name="T21">vector.</text:span><text:span text:style-name="T25">y</text:span><text:span text:style-name="T28">-</text:span><text:span text:style-name="T21">this</text:span><text:span text:style-name="T28">-</text:span><text:span text:style-name="T10">&gt;</text:span><text:span text:style-name="T21">y</text:span><text:span text:style-name="T28">*</text:span><text:span text:style-name="T21">vector.</text:span><text:span text:style-name="T25">x</text:span><text:span text:style-name="T12">;</text:span></text:p>
        </text:list-item>
        <text:list-item text:style-override="L4">
          <text:p text:style-name="P48"> </text:p>
        </text:list-item>
        <text:list-item text:style-override="L4">
          <text:p text:style-name="P48">        <text:span text:style-name="T14">return</text:span><text:span text:style-name="T21"> result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void</text:span><text:span text:style-name="T21"> Vector3D</text:span><text:span text:style-name="T12">::</text:span><text:span text:style-name="T25">lambdaProduct</text:span><text:span text:style-name="T8">(</text:span><text:span text:style-name="T14">double</text:span><text:span text:style-name="T21"> lambda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<text:span text:style-name="T21">this</text:span><text:span text:style-name="T28">-</text:span><text:span text:style-name="T10">&gt;</text:span><text:span text:style-name="T21">x</text:span><text:span text:style-name="T28">*</text:span><text:span text:style-name="T10">=</text:span><text:span text:style-name="T21">lambda</text:span><text:span text:style-name="T12">;</text:span></text:p>
        </text:list-item>
        <text:list-item text:style-override="L4">
          <text:p text:style-name="P48">        <text:span text:style-name="T21">this</text:span><text:span text:style-name="T28">-</text:span><text:span text:style-name="T10">&gt;</text:span><text:span text:style-name="T21">y</text:span><text:span text:style-name="T28">*</text:span><text:span text:style-name="T10">=</text:span><text:span text:style-name="T21">lambda</text:span><text:span text:style-name="T12">;</text:span></text:p>
        </text:list-item>
        <text:list-item text:style-override="L4">
          <text:p text:style-name="P48">        <text:span text:style-name="T21">this</text:span><text:span text:style-name="T28">-</text:span><text:span text:style-name="T10">&gt;</text:span><text:span text:style-name="T21">z</text:span><text:span text:style-name="T28">*</text:span><text:span text:style-name="T10">=</text:span><text:span text:style-name="T21">lambda</text:span><text:span text:style-name="T12">;</text:span></text:p>
        </text:list-item>
        <text:list-item text:style-override="L4">
          <text:p text:style-name="P48"> 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double</text:span><text:span text:style-name="T21"> Vector3D</text:span><text:span text:style-name="T12">::</text:span><text:span text:style-name="T25">scalarProduct</text:span><text:span text:style-name="T8">(</text:span><text:span text:style-name="T14">const</text:span><text:span text:style-name="T21"> Vector3D</text:span><text:span text:style-name="T28">&amp;</text:span><text:span text:style-name="T21"> vector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this</text:span><text:span text:style-name="T28">-</text:span><text:span text:style-name="T10">&gt;</text:span><text:span text:style-name="T21">x</text:span><text:span text:style-name="T28">*</text:span><text:span text:style-name="T21">vector.</text:span><text:span text:style-name="T25">x</text:span><text:span text:style-name="T28">+</text:span><text:span text:style-name="T21">this</text:span><text:span text:style-name="T28">-</text:span><text:span text:style-name="T10">&gt;</text:span><text:span text:style-name="T21">y</text:span><text:span text:style-name="T28">*</text:span><text:span text:style-name="T21">vector.</text:span><text:span text:style-name="T25">y</text:span><text:span text:style-name="T28">+</text:span><text:span text:style-name="T21">this</text:span><text:span text:style-name="T28">-</text:span><text:span text:style-name="T10">&gt;</text:span><text:span text:style-name="T21">z</text:span><text:span text:style-name="T28">*</text:span><text:span text:style-name="T21">vector.</text:span><text:span text:style-name="T25">z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const</text:span><text:span text:style-name="T21"> </text:span><text:span text:style-name="T14">double</text:span><text:span text:style-name="T21"> Vector3D</text:span><text:span text:style-name="T12">::</text:span><text:span text:style-name="T25">getLength</text:span><text:span text:style-name="T8">()</text:span><text:span text:style-name="T21"> </text:span><text:span text:style-name="T14">const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</text:span><text:span text:style-name="T23">sqrt</text:span><text:span text:style-name="T8">(</text:span><text:span text:style-name="T21">this</text:span><text:span text:style-name="T28">-</text:span><text:span text:style-name="T10">&gt;</text:span><text:span text:style-name="T21">x</text:span><text:span text:style-name="T28">*</text:span><text:span text:style-name="T21">this</text:span><text:span text:style-name="T28">-</text:span><text:span text:style-name="T10">&gt;</text:span><text:span text:style-name="T21">x</text:span><text:span text:style-name="T28">+</text:span><text:span text:style-name="T21">this</text:span><text:span text:style-name="T28">-</text:span><text:span text:style-name="T10">&gt;</text:span><text:span text:style-name="T21">y</text:span><text:span text:style-name="T28">*</text:span><text:span text:style-name="T21">this</text:span><text:span text:style-name="T28">-</text:span><text:span text:style-name="T10">&gt;</text:span><text:span text:style-name="T21">y</text:span><text:span text:style-name="T28">+</text:span><text:span text:style-name="T21">this</text:span><text:span text:style-name="T28">-</text:span><text:span text:style-name="T10">&gt;</text:span><text:span text:style-name="T21">z</text:span><text:span text:style-name="T28">*</text:span><text:span text:style-name="T21">this</text:span><text:span text:style-name="T28">-</text:span><text:span text:style-name="T10">&gt;</text:span><text:span text:style-name="T21">z</text:span><text:span text:style-name="T8">)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<text:soft-page-break/>     </text:p>
        </text:list-item>
        <text:list-item text:style-override="L4">
          <text:p text:style-name="P48">    <text:span text:style-name="T14">double</text:span><text:span text:style-name="T21"> Vector3D</text:span><text:span text:style-name="T12">::</text:span><text:span text:style-name="T25">getAngle</text:span><text:span text:style-name="T8">(</text:span><text:span text:style-name="T21"> Vector3D</text:span><text:span text:style-name="T28">&amp;</text:span><text:span text:style-name="T21"> vector</text:span><text:span text:style-name="T8">)</text:span><text:span text:style-name="T21">  </text:span><text:span text:style-name="T8">{</text:span></text:p>
        </text:list-item>
        <text:list-item text:style-override="L4">
          <text:p text:style-name="P48">        <text:span text:style-name="T14">if</text:span><text:span text:style-name="T21"> </text:span><text:span text:style-name="T8">((</text:span><text:span text:style-name="T21">vector.</text:span><text:span text:style-name="T25">getLength</text:span><text:span text:style-name="T8">()</text:span><text:span text:style-name="T10">==</text:span><text:span text:style-name="T23">0</text:span><text:span text:style-name="T8">)</text:span><text:span text:style-name="T21"> </text:span><text:span text:style-name="T28">||</text:span><text:span text:style-name="T21"> </text:span><text:span text:style-name="T8">(</text:span><text:span text:style-name="T21">this</text:span><text:span text:style-name="T28">-</text:span><text:span text:style-name="T10">&gt;</text:span><text:span text:style-name="T21">getLength</text:span><text:span text:style-name="T8">())</text:span><text:span text:style-name="T10">==</text:span><text:span text:style-name="T23">0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    <text:span text:style-name="T14">return</text:span><text:span text:style-name="T21"> </text:span><text:span text:style-name="T23">0</text:span><text:span text:style-name="T12">;</text:span></text:p>
        </text:list-item>
        <text:list-item text:style-override="L4">
          <text:p text:style-name="P48">        <text:span text:style-name="T8">}</text:span></text:p>
        </text:list-item>
        <text:list-item text:style-override="L4">
          <text:p text:style-name="P48">            <text:span text:style-name="T14">const</text:span><text:span text:style-name="T21"> </text:span><text:span text:style-name="T14">double</text:span><text:span text:style-name="T21"> halfC </text:span><text:span text:style-name="T10">=</text:span><text:span text:style-name="T21"> </text:span><text:span text:style-name="T23">180</text:span><text:span text:style-name="T28">/</text:span><text:span text:style-name="T21">M_PI</text:span><text:span text:style-name="T12">;</text:span></text:p>
        </text:list-item>
        <text:list-item text:style-override="L4">
          <text:p text:style-name="P48">           <text:span text:style-name="T14">double</text:span><text:span text:style-name="T21"> cos1 </text:span><text:span text:style-name="T10">=</text:span><text:span text:style-name="T21"> </text:span><text:span text:style-name="T8">(</text:span><text:span text:style-name="T21">this</text:span><text:span text:style-name="T28">-</text:span><text:span text:style-name="T10">&gt;</text:span><text:span text:style-name="T21">scalarProduct</text:span><text:span text:style-name="T8">(</text:span><text:span text:style-name="T21">vector</text:span><text:span text:style-name="T8">)</text:span><text:span text:style-name="T28">/</text:span><text:span text:style-name="T8">(</text:span><text:span text:style-name="T21">this</text:span><text:span text:style-name="T28">-</text:span><text:span text:style-name="T10">&gt;</text:span><text:span text:style-name="T21">getLength</text:span><text:span text:style-name="T8">()</text:span><text:span text:style-name="T28">*</text:span><text:span text:style-name="T21">vector.</text:span><text:span text:style-name="T25">getLength</text:span><text:span text:style-name="T8">()))</text:span><text:span text:style-name="T21"> </text:span><text:span text:style-name="T12">;</text:span></text:p>
        </text:list-item>
        <text:list-item text:style-override="L4">
          <text:p text:style-name="P48">           <text:span text:style-name="T14">if</text:span><text:span text:style-name="T21"> </text:span><text:span text:style-name="T8">(</text:span><text:span text:style-name="T21">cos1 </text:span><text:span text:style-name="T10">&lt;</text:span><text:span text:style-name="T21"> </text:span><text:span text:style-name="T28">-</text:span><text:span text:style-name="T23">1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       <text:span text:style-name="T14">return</text:span><text:span text:style-name="T21"> </text:span><text:span text:style-name="T23">180</text:span><text:span text:style-name="T12">;</text:span></text:p>
        </text:list-item>
        <text:list-item text:style-override="L4">
          <text:p text:style-name="P48">           <text:span text:style-name="T8">}</text:span></text:p>
        </text:list-item>
        <text:list-item text:style-override="L4">
          <text:p text:style-name="P48">           <text:span text:style-name="T14">if</text:span><text:span text:style-name="T21"> </text:span><text:span text:style-name="T8">(</text:span><text:span text:style-name="T21">cos1</text:span><text:span text:style-name="T10">&gt;</text:span><text:span text:style-name="T23">1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        <text:span text:style-name="T14">return</text:span><text:span text:style-name="T21"> </text:span><text:span text:style-name="T23">0</text:span><text:span text:style-name="T12">;</text:span></text:p>
        </text:list-item>
        <text:list-item text:style-override="L4">
          <text:p text:style-name="P48">           <text:span text:style-name="T8">}</text:span></text:p>
        </text:list-item>
        <text:list-item text:style-override="L4">
          <text:p text:style-name="P48">           <text:span text:style-name="T14">return</text:span><text:span text:style-name="T21"> halfC</text:span><text:span text:style-name="T28">*</text:span><text:span text:style-name="T23">acos</text:span><text:span text:style-name="T8">(</text:span><text:span text:style-name="T21">cos1</text:span><text:span text:style-name="T8">)</text:span><text:span text:style-name="T12">;</text:span></text:p>
        </text:list-item>
        <text:list-item text:style-override="L4">
          <text:p text:style-name="P48">     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</text:p>
        </text:list-item>
        <text:list-item text:style-override="L4">
          <text:p text:style-name="P48">    <text:span text:style-name="T14">double</text:span><text:span text:style-name="T21">  Vector3D</text:span><text:span text:style-name="T12">::</text:span><text:span text:style-name="T25">getX</text:span><text:span text:style-name="T8">(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x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double</text:span><text:span text:style-name="T21">  Vector3D</text:span><text:span text:style-name="T12">::</text:span><text:span text:style-name="T25">getY</text:span><text:span text:style-name="T8">(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y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 <text:span text:style-name="T14">double</text:span><text:span text:style-name="T21">  Vector3D</text:span><text:span text:style-name="T12">::</text:span><text:span text:style-name="T25">getZ</text:span><text:span text:style-name="T8">(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z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 text:style-override="L4">
          <text:p text:style-name="P48">    <text:span text:style-name="T21">Vector3D operator</text:span><text:span text:style-name="T26">""</text:span><text:span text:style-name="T21">_vect3D</text:span><text:span text:style-name="T8">(</text:span><text:span text:style-name="T14">long</text:span><text:span text:style-name="T21"> </text:span><text:span text:style-name="T14">double</text:span><text:span text:style-name="T21"> n</text:span><text:span text:style-name="T8">)</text:span><text:span text:style-name="T21"> </text:span><text:span text:style-name="T8">{</text:span></text:p>
        </text:list-item>
        <text:list-item text:style-override="L4">
          <text:p text:style-name="P48">        <text:span text:style-name="T14">return</text:span><text:span text:style-name="T21">  Vector3D</text:span><text:span text:style-name="T8">(</text:span><text:span text:style-name="T21">n,n,n</text:span><text:span text:style-name="T8">)</text:span><text:span text:style-name="T12">;</text:span></text:p>
        </text:list-item>
        <text:list-item text:style-override="L4">
          <text:p text:style-name="P48">    <text:span text:style-name="T8">}</text:span></text:p>
        </text:list-item>
        <text:list-item>
          <text:p text:style-name="P54"/>
        </text:list-item>
      </text:list>
      <text:p text:style-name="P28"/>
      <text:list xml:id="list95752987953185" text:continue-list="list95751725750585" text:style-name="WWNum2">
        <text:list-item>
          <text:p text:style-name="P58">Вывод</text:p>
        </text:list-item>
      </text:list>
      <text:p text:style-name="P15"><text:tab/>Реализована программа, включающая в себя простой класс с <text:span text:style-name="T34">перезагруженными операторами и реализованным литералом</text:span>.</text:p>
      <text:p text:style-name="P15"><text:s/></text:p>
      <text:p text:style-name="P16">Список литературы</text:p>
      <text:p text:style-name="P16"/>
      <text:list xml:id="list1963265074" text:style-name="WWNum1">
        <text:list-item>
          <text:p text:style-name="P59">Шилдт, Герберт. С++: базовый курс, 3-е изд. : Пер. с англ. - М. : ООО “И.Д. Вильямс”, 2018. - 624 с. : ил. - Парал. тит. англ.</text:p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11T09:57:50.471282293</dc:date>
    <meta:editing-cycles>47</meta:editing-cycles>
    <meta:editing-duration>PT1H43M36S</meta:editing-duration>
    <meta:generator>LibreOffice/6.0.7.3$Linux_X86_64 LibreOffice_project/00m0$Build-3</meta:generator>
    <meta:document-statistic meta:table-count="0" meta:image-count="0" meta:object-count="0" meta:page-count="8" meta:paragraph-count="233" meta:word-count="959" meta:character-count="7643" meta:non-whitespace-character-count="6156"/>
  </office:meta>
</office:document-meta>
</file>